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ListStyle.getRtfLis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Style.getRtf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Style.writeLevelGroup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ListStyle.writeParagraphPrefix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ListStyle.setRtfListItem( RtfList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Style.writeListPrefix( RtfList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